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100008D2E00004F60CF13CD2F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Yellow-title">
      <style:graphic-properties draw:auto-grow-height="true" fo:min-height="3.505cm"/>
    </style:style>
    <style:style style:name="pr2" style:family="presentation" style:parent-style-name="AbstractYellow-subtitle">
      <style:graphic-properties draw:fill-color="#ffffff" draw:auto-grow-height="true" fo:min-height="16.24cm"/>
    </style:style>
    <style:style style:name="pr3" style:family="presentation" style:parent-style-name="AbstractYellow-notes">
      <style:graphic-properties draw:fill-color="#ffffff" draw:auto-grow-height="true" fo:min-height="13.364cm"/>
    </style:style>
    <style:style style:name="pr4" style:family="presentation" style:parent-style-name="AbstractYellow-title">
      <style:graphic-properties draw:auto-grow-height="true" fo:min-height="2.631cm"/>
    </style:style>
    <style:style style:name="pr5" style:family="presentation" style:parent-style-name="AbstractYellow-subtitle">
      <style:graphic-properties draw:fill-color="#ffffff" fo:min-height="16.184cm"/>
    </style:style>
    <style:style style:name="pr6" style:family="presentation" style:parent-style-name="AbstractYellow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8.1000003814697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19">
        <draw:frame presentation:style-name="pr1" draw:layer="layout" svg:width="25.199cm" svg:height="3.505cm" svg:x="1.335cm" svg:y="1.19cm" presentation:class="title">
          <draw:text-box>
            <text:p>Projekt 1</text:p>
          </draw:text-box>
        </draw:frame>
        <draw:frame presentation:style-name="pr2" draw:text-style-name="P1" draw:layer="layout" svg:width="24.639cm" svg:height="16.24cm" svg:x="1.4cm" svg:y="5.2cm" presentation:class="subtitle" presentation:user-transformed="true">
          <draw:text-box>
            <text:list text:style-name="L1">
              <text:list-item>
                <text:p text:style-name="P1"><text:s/>Dateiversand</text:p>
              </text:list-item>
              <text:list-item>
                <text:p text:style-name="P1"><text:s/>TCP/IP Sockets</text:p>
              </text:list-item>
              <text:list-item>
                <text:p text:style-name="P1"><text:s/>Option b: Datei-Zugriffsschutz</text:p>
                <text:p text:style-name="P1"/>
                <text:p text:style-name="P1"/>
                <text:p text:style-name="P1"/>
                <text:p text:style-name="P1"/>
                <text:p text:style-name="P1">Christian Delfs </text:p>
                <text:p text:style-name="P1">Fabienne Lambusch</text:p>
                <text:p text:style-name="P1">Andreas Ruscheinsky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19">
        <draw:frame presentation:style-name="pr1" draw:layer="layout" svg:width="25.199cm" svg:height="3.505cm" svg:x="1.335cm" svg:y="1.19cm" presentation:class="title">
          <draw:text-box>
            <text:p>Studentendaten</text:p>
          </draw:text-box>
        </draw:frame>
        <draw:frame presentation:style-name="pr2" draw:text-style-name="P2" draw:layer="layout" svg:width="24.639cm" svg:height="16.24cm" svg:x="1.4cm" svg:y="5.2cm" presentation:class="subtitle" presentation:user-transformed="true">
          <draw:text-box>
            <text:list text:style-name="L1">
              <text:list-item>
                <text:p text:style-name="P2">CSV-Dateien</text:p>
                <text:list>
                  <text:list-item>
                    <text:p text:style-name="P2">Matrikelnummer</text:p>
                  </text:list-item>
                  <text:list-item>
                    <text:p text:style-name="P2">Passwort</text:p>
                  </text:list-item>
                  <text:list-item>
                    <text:p text:style-name="P2">Vorname</text:p>
                  </text:list-item>
                  <text:list-item>
                    <text:p text:style-name="P2">Nachname</text:p>
                  </text:list-item>
                  <text:list-item>
                    <text:p text:style-name="P2">Zugehöriger Studiengang</text:p>
                  </text:list-item>
                  <text:list-item>
                    <text:p text:style-name="P2">Geburtstag</text:p>
                  </text:list-item>
                  <text:list-item>
                    <text:p text:style-name="P2">Beliebige Anzahl an Noten</text:p>
                  </text:list-item>
                </text:list>
                <text:p text:style-name="P2"/>
                <text:p text:style-name="P2">113116119;mukitkarP;Max;Mustermann;</text:p>
                <text:p text:style-name="P2">Informatik;23.05.2013;1.0;1.3;2.7;5.0;1.0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19">
        <draw:frame presentation:style-name="pr1" draw:layer="layout" svg:width="25.199cm" svg:height="3.505cm" svg:x="1.335cm" svg:y="1.19cm" presentation:class="title">
          <draw:text-box>
            <text:p>Login</text:p>
          </draw:text-box>
        </draw:frame>
        <draw:frame presentation:style-name="pr2" draw:text-style-name="P2" draw:layer="layout" svg:width="24.639cm" svg:height="16.24cm" svg:x="1.4cm" svg:y="5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19">
        <draw:frame presentation:style-name="pr4" draw:layer="layout" svg:width="14.8cm" svg:height="2.702cm" svg:x="6.6cm" svg:y="0.8cm" presentation:class="title" presentation:user-transformed="true">
          <draw:text-box>
            <text:p>Funktionalität </text:p>
          </draw:text-box>
        </draw:frame>
        <draw:frame presentation:style-name="pr2" draw:text-style-name="P2" draw:layer="layout" svg:width="24.639cm" svg:height="16.459cm" svg:x="1.4cm" svg:y="5.091cm" presentation:class="subtitle" presentation:user-transformed="true">
          <draw:text-box>
            <text:list text:style-name="L1">
              <text:list-item>
                <text:p text:style-name="P2">Student</text:p>
                <text:list>
                  <text:list-item>
                    <text:p text:style-name="P2">Datenanzeigen</text:p>
                  </text:list-item>
                  <text:list-item>
                    <text:p text:style-name="P2">Beenden</text:p>
                  </text:list-item>
                </text:list>
              </text:list-item>
              <text:list-item>
                <text:p text:style-name="P2">Admin</text:p>
                <text:list>
                  <text:list-item>
                    <text:p text:style-name="P2">Student anlegen</text:p>
                  </text:list-item>
                  <text:list-item>
                    <text:p text:style-name="P2">Student finden</text:p>
                  </text:list-item>
                  <text:list-item>
                    <text:p text:style-name="P2">Student editieren</text:p>
                  </text:list-item>
                  <text:list-item>
                    <text:p text:style-name="P2">Studiengang anlegen</text:p>
                  </text:list-item>
                  <text:list-item>
                    <text:p text:style-name="P2">Studiengangsmitglieder anzeigen</text:p>
                  </text:list-item>
                  <text:list-item>
                    <text:p text:style-name="P2">Studiengänge anzeigen</text:p>
                  </text:list-item>
                  <text:list-item>
                    <text:p text:style-name="P2">Note hinzufügen</text:p>
                  </text:list-item>
                  <text:list-item>
                    <text:p text:style-name="P2">Studiengangsbesten ermitteln</text:p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32">
        <draw:frame presentation:style-name="pr5" draw:text-style-name="P4" draw:layer="layout" svg:width="25.199cm" svg:height="16.184cm" svg:x="1.335cm" svg:y="1.19cm" presentation:class="subtitle">
          <draw:text-box>
            <text:p text:style-name="P4"><text:span text:style-name="T1">Let's Try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633cm" fo:text-indent="0cm"/>
      <style:text-properties fo:color="#333333" style:text-outline="false" style:text-line-through-style="none" fo:font-family="'Liberation Sans'" style:font-family-generic="roman" style:font-pitch="variable" fo:font-size="40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505cm" fo:text-indent="0cm"/>
      <style:text-properties fo:color="#333333" fo:font-size="35.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78cm" fo:text-indent="0cm"/>
      <style:text-properties fo:color="#333333" fo:font-size="30.3999996185303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52cm" fo:text-indent="0cm"/>
      <style:text-properties fo:color="#333333" fo:font-size="25.3999996185303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25cm" fo:text-indent="0cm"/>
      <style:text-properties fo:color="#333333" fo:font-size="25.3999996185303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25cm" fo:text-indent="0cm"/>
      <style:text-properties fo:color="#333333" fo:font-size="25.3999996185303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25cm" fo:text-indent="0cm"/>
      <style:text-properties fo:color="#333333" fo:font-size="25.3999996185303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25cm" fo:text-indent="0cm"/>
      <style:text-properties fo:font-size="25.3999996185303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25cm" fo:text-indent="0cm"/>
      <style:text-properties fo:font-size="25.3999996185303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68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title">
      <style:graphic-properties draw:auto-grow-height="false" fo:min-height="3.239cm"/>
    </style:style>
    <style:style style:name="Mpr5" style:family="presentation" style:parent-style-name="AbstractYellow-outline1">
      <style:graphic-properties fo:min-height="11.252cm"/>
    </style:style>
    <style:style style:name="Mpr6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48pt" style:font-size-asian="48pt" style:font-size-complex="48pt"/>
    </style:style>
    <style:style style:name="MT2" style:family="text">
      <style:text-properties fo:font-size="44pt" style:font-size-asian="44pt" style:font-size-complex="44pt"/>
    </style:style>
    <style:style style:name="MT3" style:family="text">
      <style:text-properties fo:font-size="36pt" style:font-size-asian="36pt" style:font-size-complex="36pt"/>
    </style:style>
    <style:style style:name="MT4" style:family="text">
      <style:text-properties fo:font-size="28pt" style:font-size-asian="28pt" style:font-size-complex="28pt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6cm" svg:x="0cm" svg:y="0cm">
        <draw:image xlink:href="Pictures/2000000100008D2E00004F60CF13CD2F.svg" xlink:type="simple" xlink:show="embed" xlink:actuate="onLoad">
          <text:p/>
        </draw:image>
      </draw:frame>
      <draw:frame presentation:style-name="Mpr4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5" draw:layer="backgroundobjects" svg:width="23.442cm" svg:height="12.18cm" svg:x="2.279cm" svg:y="5.195cm" presentation:class="outline">
        <draw:text-box>
          <text:list text:style-name="ML4">
            <text:list-item>
              <text:p><text:span text:style-name="MT1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7cm" svg:x="1.4cm" svg:y="19.13cm" presentation:class="date-time">
        <draw:text-box>
          <text:p text:style-name="MP1"><text:span text:style-name="MT5"><presentation:date-time/></text:span></text:p>
        </draw:text-box>
      </draw:frame>
      <draw:frame presentation:style-name="Mpr6" draw:text-style-name="MP3" draw:layer="backgroundobjects" svg:width="8.875cm" svg:height="1.447cm" svg:x="9.575cm" svg:y="19.13cm" presentation:class="footer">
        <draw:text-box>
          <text:p text:style-name="MP3"><text:span text:style-name="MT5"><presentation:footer/></text:span></text:p>
        </draw:text-box>
      </draw:frame>
      <draw:frame presentation:style-name="Mpr6" draw:text-style-name="MP2" draw:layer="backgroundobjects" svg:width="6.523cm" svg:height="1.447cm" svg:x="20.075cm" svg:y="19.13cm" presentation:class="page-number">
        <draw:text-box>
          <text:p text:style-name="MP2"><text:span text:style-name="MT5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5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d </meta:initial-creator>
    <meta:creation-date>2013-06-04T19:44:18</meta:creation-date>
    <dc:date>2013-06-04T19:58:17</dc:date>
    <dc:creator>cd </dc:creator>
    <meta:editing-duration>PT10M7S</meta:editing-duration>
    <meta:editing-cycles>10</meta:editing-cycles>
    <meta:generator>LibreOffice/3.6$Linux_X86_64 LibreOffice_project/360m1$Build-2</meta:generator>
    <meta:document-statistic meta:object-count="52"/>
  </office:meta>
</office:document-meta>
</file>